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style:shrink-to-fit="false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2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Balvenie 25 Years Old 0,7 л</text:p>
          </table:table-cell>
          <table:table-cell table:style-name="ce3" office:value-type="string" calcext:value-type="string">
            <text:p>Этот 25-летний виски от Balvenie обладает глубокой сложностью и насыщенным ароматом с древесными нотами. Вкус богат и многогранный, с оттенками ванили, специй и фруктов, что делает его исключительно гармоничным и наслаждение для истинных ценителей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8250" calcext:value-type="float">
            <text:p>682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Balvenie 40 Years Old 0,7 л</text:p>
          </table:table-cell>
          <table:table-cell table:style-name="ce3" office:value-type="string" calcext:value-type="string">
            <text:p>40-летний виски Balvenie - это настоящая редкость, выдержанная в дубовых бочках на протяжении десятилетий. Он радует богатым букетом и сложным вкусом, включая ноты меда, орехов и дуба, что делает его великолепным и изысканным напитком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09000" calcext:value-type="float">
            <text:p>609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fiddich 21 Years Old 0,7 л</text:p>
          </table:table-cell>
          <table:table-cell table:style-name="ce3" office:value-type="string" calcext:value-type="string">
            <text:p>Glenfiddich 21-летний виски обладает бархатным вкусом с нотами ванили, дуба и специй. Его долгая выдержка придает этому напитку уникальный характер и гармонию во вкусе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3100" calcext:value-type="float">
            <text:p>231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fiddich 25 Years Old 0,7 л</text:p>
          </table:table-cell>
          <table:table-cell table:style-name="ce3" office:value-type="string" calcext:value-type="string">
            <text:p>Glenfiddich 25-летний виски характеризуется богатым вкусом, включающим ноты меда, ванили и фруктов. Его аромат также насыщен фруктовыми нотами, делая его исключительным выбором для ценителей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0900" calcext:value-type="float">
            <text:p>609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fiddich 40 Years Old 0,7 л</text:p>
          </table:table-cell>
          <table:table-cell table:style-name="ce3" office:value-type="string" calcext:value-type="string">
            <text:p>40-летний Glenfiddich - это впечатляющий виски с богатыми древесными и фруктовыми оттенками. Его выдающаяся выдержка придает напитку невероятную сложность и глубину вкуса, с нотами вишни, яблока и меда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72500" calcext:value-type="float">
            <text:p>4725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aphroaig 25 Years Old 2013 0,7 л</text:p>
          </table:table-cell>
          <table:table-cell table:style-name="ce3" office:value-type="string" calcext:value-type="string">
            <text:p>Этот 25-летний Laphroaig представляет собой редкое сочетание сильных торфяных и древесных нот, делая его идеальным выбором для ценителей торфяных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4500" calcext:value-type="float">
            <text:p>945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Famous Grouse 30 Years Old 0,7 л</text:p>
          </table:table-cell>
          <table:table-cell table:style-name="ce3" office:value-type="string" calcext:value-type="string">
            <text:p>30-летний Famous Grouse - это редкий и выдержанный виски с глубокими фруктовыми нотами и приятной пряностью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650" calcext:value-type="float">
            <text:p>556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livet 21 Years Old 0,7 л</text:p>
          </table:table-cell>
          <table:table-cell table:style-name="ce3" office:value-type="string" calcext:value-type="string">
            <text:p>Glenlivet 21-летний виски отличается изысканным букетом и гармоничным вкусом, в котором выделяются ноты спелых фруктов, ванили и древесины. Этот напиток обладает долгой историей и премиальным статусом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100" calcext:value-type="float">
            <text:p>231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livet 25 Years Old 0,7 л</text:p>
          </table:table-cell>
          <table:table-cell table:style-name="ce3" office:value-type="string" calcext:value-type="string">
            <text:p>Glenlivet 25-летний виски характеризуется богатым вкусом, с оттенками трав, меда и фруктовых нот. Его сложность и утонченность делают его излюбленным выбором ценителей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2000" calcext:value-type="float">
            <text:p>42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Bowmore 25 Years Old 0,7 л</text:p>
          </table:table-cell>
          <table:table-cell table:style-name="ce3" office:value-type="string" calcext:value-type="string">
            <text:p>25-летний виски от Bowmore отличается богатым и глубоким вкусом с нотами дыма, морских водорослей и торфа. Его история и выдающееся качество делают его премиальным напитком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4600" calcext:value-type="float">
            <text:p>546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ewar's Signature 0,7 л</text:p>
          </table:table-cell>
          <table:table-cell table:style-name="ce3" office:value-type="string" calcext:value-type="string">
            <text:p>Dewar's Signature представляет собой смесь высококачественных солодовых и зерновых виски с яркими фруктовыми и цветочными нотами. Этот виски воплощает лучшие традиции шотландского виски и олицетворяет премиальность марки Dewar's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2050" calcext:value-type="float">
            <text:p>220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Ballantine's 21 Years Old 0,7 л</text:p>
          </table:table-cell>
          <table:table-cell table:style-name="ce3" office:value-type="string" calcext:value-type="string">
            <text:p>Ballantine's 21-летний виски обладает гармоничным и сложным вкусом, в котором преобладают ноты ванили, меда и фруктов. Этот напиток выдерживается в дубовых бочках и имеет выдающийся статус среди любителей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2075" calcext:value-type="float">
            <text:p>12075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Ballantine's 30 Years Old 0,7 л</text:p>
          </table:table-cell>
          <table:table-cell table:style-name="ce3" office:value-type="string" calcext:value-type="string">
            <text:p>30-летний Ballantine's - это редкость с богатым букетом и сложным вкусом, включая ноты карамели, дуба и специй. Этот напиток представляет собой истинное произведение искусства и является воплощением премиальности марки Ballantine's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2000" calcext:value-type="float">
            <text:p>42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Macallan Estate Black 0,7 л</text:p>
          </table:table-cell>
          <table:table-cell table:style-name="ce3" office:value-type="string" calcext:value-type="string">
            <text:p>Macallan Estate Black - это виски с богатым вкусом, включающим в себя ноты шоколада, карамели и дуба. Этот напиток олицетворяет качество и традиции Macallan и представляет собой премиальный вариант для ценителей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8850" calcext:value-type="float">
            <text:p>388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goyne 40 Years Old 0,7 л</text:p>
          </table:table-cell>
          <table:table-cell table:style-name="ce3" office:value-type="string" calcext:value-type="string">
            <text:p>40-летний Glengoyne впечатляет богатыми древесными и фруктовыми оттенками. Его долгая выдержка придает ему невероятную сложность и глубину вкуса, с нотами вишни, яблока и меда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45000" calcext:value-type="float">
            <text:p>945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Hennessy Paradis Imperial 0,7 л</text:p>
          </table:table-cell>
          <table:table-cell table:style-name="ce3" office:value-type="string" calcext:value-type="string">
            <text:p>Hennessy Paradis Imperial - это роскошный коньяк с изысканным букетом, включая ароматы цветов и ванили. Этот напиток является воплощением роскоши и престижа марки Hennessy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31000" calcext:value-type="float">
            <text:p>231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Rémy Martin Diamant 0,7 л</text:p>
          </table:table-cell>
          <table:table-cell table:style-name="ce3" office:value-type="string" calcext:value-type="string">
            <text:p>Rémy Martin Diamant - это коньяк с богатыми фруктовыми и цветочными нотами, дополненными нюансами ванили и дуба. Этот напиток олицетворяет высшие стандарты качества и изысканности коньячного искусства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8750" calcext:value-type="float">
            <text:p>787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Courvoisier Elégance 0,7 л</text:p>
          </table:table-cell>
          <table:table-cell table:style-name="ce3" office:value-type="string" calcext:value-type="string">
            <text:p>Courvoisier Elégance - это коньяк с мягким вкусом и нотами сливы и ванили. Он признан своей премиальностью и гармоничностью вкуса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41000" calcext:value-type="float">
            <text:p>441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tard XO 0,7 л</text:p>
          </table:table-cell>
          <table:table-cell table:style-name="ce3" office:value-type="string" calcext:value-type="string">
            <text:p>Otard XO - это изысканный коньяк с богатыми фруктовыми и древесными оттенками. Его долгая выдержка делает его великолепным выбором для ценителей коньяка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6275" calcext:value-type="float">
            <text:p>16275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Camus Michel Royer 0,7 л</text:p>
          </table:table-cell>
          <table:table-cell table:style-name="ce3" office:value-type="string" calcext:value-type="string">
            <text:p>Camus Michel Royer - это коньяк с нотами фруктов и ванили, с бархатистым и гармоничным вкусом. Этот напиток является выдающимся представителем мастерства и качества марки Camus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1000" calcext:value-type="float">
            <text:p>231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tard Extra 0,7 л</text:p>
          </table:table-cell>
          <table:table-cell table:style-name="ce3" office:value-type="string" calcext:value-type="string">
            <text:p>Otard Extra - это изысканный коньяк с богатыми фруктовыми и древесными оттенками. Его выдающееся качество и утонченность вкуса делают его идеальным выбором для особых моментов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4600" calcext:value-type="float">
            <text:p>546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a Grande Dame Rosé 2006 0,75 л</text:p>
          </table:table-cell>
          <table:table-cell table:style-name="ce3" office:value-type="string" calcext:value-type="string">
            <text:p>La Grande Dame Rosé 2006 - это розовое шампанское с богатыми ароматами красных ягод и цветочными нотами. Его прекрасное качество и элегантность делают его идеальным для особых торжеств и праздников.</text:p>
          </table:table-cell>
          <table:table-cell table:style-name="ce10"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1500" calcext:value-type="float">
            <text:p>315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a Grande Dame Rosé 1995 0,75 л</text:p>
          </table:table-cell>
          <table:table-cell table:style-name="ce3" office:value-type="string" calcext:value-type="string">
            <text:p>La Grande Dame Rosé 1995 - это розовое шампанское с насыщенными фруктовыми ароматами и нотами миндаля. Этот напиток представляет роскошь и качество марки La Grande Dame.</text:p>
          </table:table-cell>
          <table:table-cell table:style-name="ce10"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4650" calcext:value-type="float">
            <text:p>346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untory Royal Tiger 0,7 л</text:p>
          </table:table-cell>
          <table:table-cell table:style-name="ce3" office:value-type="string" calcext:value-type="string">
            <text:p>Suntory Royal Tiger - это виски с богатым вкусом и сложными фруктовыми и древесными оттенками. Этот напиток от Suntory является выразительным представителем виски из Япони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3000" calcext:value-type="float">
            <text:p>630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untory Royal Dog 0,7 л</text:p>
          </table:table-cell>
          <table:table-cell table:style-name="ce3" office:value-type="string" calcext:value-type="string">
            <text:p>Suntory Royal Dog - это еще один впечатляющий виски от Suntory, с глубоким вкусом и насыщенными ароматами. Этот напиток олицетворяет мастерство японского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2500" calcext:value-type="float">
            <text:p>525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Perignon Rosé 2008 0,75 л</text:p>
          </table:table-cell>
          <table:table-cell table:style-name="ce3" office:value-type="string" calcext:value-type="string">
            <text:p>Perignon Rosé 2008 - это розовое шампанское с яркими нотами красных фруктов и миндаля. Его премиальное качество и стиль делают его отличным выбором для особых событий.</text:p>
          </table:table-cell>
          <table:table-cell table:style-name="ce10" office:value-type="string" calcext:value-type="string">
            <text:p>0.7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0950" calcext:value-type="float">
            <text:p>409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Dom Pérignon 2012 0,75 л</text:p>
          </table:table-cell>
          <table:table-cell table:style-name="ce3" office:value-type="string" calcext:value-type="string">
            <text:p>Dom Pérignon 2012 - это шампанское с характерными ароматами белых цветов и миндаля, с ярким и насыщенным вкусом. Этот напиток известен своим выдающимся качеством и статусом.</text:p>
          </table:table-cell>
          <table:table-cell table:style-name="ce10"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8350" calcext:value-type="float">
            <text:p>283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Highland Park 18 Years Old 0,7 л</text:p>
          </table:table-cell>
          <table:table-cell table:style-name="ce3" office:value-type="string" calcext:value-type="string">
            <text:p>Highland Park 18-летний виски представляет собой богатый напиток с нотами сухих фруктов, дыма и меда. Его выдающееся качество и сложность делают его великолепным представителем шотландского виски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7850" calcext:value-type="float">
            <text:p>1785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Highland Park 21 Years Old 0,7 л</text:p>
          </table:table-cell>
          <table:table-cell table:style-name="ce3" office:value-type="string" calcext:value-type="string">
            <text:p>Highland Park 21-летний виски характеризуется глубоким вкусом с нотами торфа, ванили и специй. Его долгая выдержка придает этому напитку уникальный и сбалансированный характер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9400" calcext:value-type="float">
            <text:p>294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lenmorangie Signet 0,7 л</text:p>
          </table:table-cell>
          <table:table-cell table:style-name="ce3" office:value-type="string" calcext:value-type="string">
            <text:p>Glenmorangie Signet - это виски с богатым вкусом, включая ноты шоколада, кофе и специй. Этот напиток отличается выдающимся качеством и индивидуальным стилем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5200" calcext:value-type="float">
            <text:p>2520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Frapin XO 0,7 л</text:p>
          </table:table-cell>
          <table:table-cell table:style-name="ce3" office:value-type="string" calcext:value-type="string">
            <text:p>Frapin XO - это коньяк с насыщенными фруктовыми и древесными оттенками. Его долгая выдержка делает его великолепным выбором для ценителей коньяка и тех, кто ищет истинный изысканный вкус.</text:p>
          </table:table-cell>
          <table:table-cell table:style-name="ce10"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 table:number-columns-repeated="6"/>
          <table:table-cell table:number-columns-repeated="1010"/>
        </table:table-row>
        <table:table-row table:style-name="ro1" table:number-rows-repeated="104853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2:11:22.234185718</meta:creation-date>
    <meta:generator>LibreOffice/7.3.7.2$Linux_X86_64 LibreOffice_project/30$Build-2</meta:generator>
    <dc:date>2023-10-08T13:38:11.175020909</dc:date>
    <meta:editing-duration>PT49M18S</meta:editing-duration>
    <meta:editing-cycles>7</meta:editing-cycles>
    <meta:document-statistic meta:table-count="1" meta:cell-count="155" meta:object-count="0"/>
  </office:meta>
</office:document-meta>
</file>